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0*"/>
    </style:style>
    <style:style style:name="Table1.B" style:family="table-column">
      <style:table-column-properties style:column-width="0.9563in" style:rel-column-width="9362*"/>
    </style:style>
    <style:style style:name="Table1.C" style:family="table-column">
      <style:table-column-properties style:column-width="0.9563in" style:rel-column-width="9363*"/>
    </style:style>
    <style:style style:name="Table1.D" style:family="table-column">
      <style:table-column-properties style:column-width="0.9563in" style:rel-column-width="9361*"/>
    </style:style>
    <style:style style:name="Table1.G" style:family="table-column">
      <style:table-column-properties style:column-width="0.9563in" style:rel-column-width="936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9563in" style:rel-column-width="9360*"/>
    </style:style>
    <style:style style:name="Table2.B" style:family="table-column">
      <style:table-column-properties style:column-width="0.9563in" style:rel-column-width="9362*"/>
    </style:style>
    <style:style style:name="Table2.C" style:family="table-column">
      <style:table-column-properties style:column-width="0.9563in" style:rel-column-width="9363*"/>
    </style:style>
    <style:style style:name="Table2.D" style:family="table-column">
      <style:table-column-properties style:column-width="0.9563in" style:rel-column-width="9361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D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563in" style:rel-column-width="9360*"/>
    </style:style>
    <style:style style:name="Table3.B" style:family="table-column">
      <style:table-column-properties style:column-width="0.9563in" style:rel-column-width="9362*"/>
    </style:style>
    <style:style style:name="Table3.C" style:family="table-column">
      <style:table-column-properties style:column-width="0.9563in" style:rel-column-width="9363*"/>
    </style:style>
    <style:style style:name="Table3.D" style:family="table-column">
      <style:table-column-properties style:column-width="0.9563in" style:rel-column-width="9361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2*"/>
    </style:style>
    <style:style style:name="Table4.C" style:family="table-column">
      <style:table-column-properties style:column-width="0.9563in" style:rel-column-width="9363*"/>
    </style:style>
    <style:style style:name="Table4.D" style:family="table-column">
      <style:table-column-properties style:column-width="0.9563in" style:rel-column-width="9361*"/>
    </style:style>
    <style:style style:name="Table4.G" style:family="table-column">
      <style:table-column-properties style:column-width="0.9563in" style:rel-column-width="936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563in" style:rel-column-width="9360*"/>
    </style:style>
    <style:style style:name="Table5.B" style:family="table-column">
      <style:table-column-properties style:column-width="0.9563in" style:rel-column-width="9362*"/>
    </style:style>
    <style:style style:name="Table5.C" style:family="table-column">
      <style:table-column-properties style:column-width="0.9563in" style:rel-column-width="9363*"/>
    </style:style>
    <style:style style:name="Table5.D" style:family="table-column">
      <style:table-column-properties style:column-width="0.9563in" style:rel-column-width="9361*"/>
    </style:style>
    <style:style style:name="Table5.G" style:family="table-column">
      <style:table-column-properties style:column-width="0.9563in" style:rel-column-width="9365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fo:background-color="transparent" fo:keep-together="auto">
        <style:background-image/>
      </style:table-row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63in" style:rel-column-width="9360*"/>
    </style:style>
    <style:style style:name="Table6.B" style:family="table-column">
      <style:table-column-properties style:column-width="0.9563in" style:rel-column-width="9362*"/>
    </style:style>
    <style:style style:name="Table6.C" style:family="table-column">
      <style:table-column-properties style:column-width="0.9563in" style:rel-column-width="9363*"/>
    </style:style>
    <style:style style:name="Table6.D" style:family="table-column">
      <style:table-column-properties style:column-width="0.9563in" style:rel-column-width="9361*"/>
    </style:style>
    <style:style style:name="Table6.G" style:family="table-column">
      <style:table-column-properties style:column-width="0.9563in" style:rel-column-width="9365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563in" style:rel-column-width="9360*"/>
    </style:style>
    <style:style style:name="Table7.B" style:family="table-column">
      <style:table-column-properties style:column-width="0.9563in" style:rel-column-width="9362*"/>
    </style:style>
    <style:style style:name="Table7.C" style:family="table-column">
      <style:table-column-properties style:column-width="0.9563in" style:rel-column-width="9363*"/>
    </style:style>
    <style:style style:name="Table7.D" style:family="table-column">
      <style:table-column-properties style:column-width="0.9563in" style:rel-column-width="9361*"/>
    </style:style>
    <style:style style:name="Table7.G" style:family="table-column">
      <style:table-column-properties style:column-width="0.9563in" style:rel-column-width="9365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9563in" style:rel-column-width="9360*"/>
    </style:style>
    <style:style style:name="Table8.B" style:family="table-column">
      <style:table-column-properties style:column-width="0.9563in" style:rel-column-width="9362*"/>
    </style:style>
    <style:style style:name="Table8.C" style:family="table-column">
      <style:table-column-properties style:column-width="0.9563in" style:rel-column-width="9363*"/>
    </style:style>
    <style:style style:name="Table8.D" style:family="table-column">
      <style:table-column-properties style:column-width="0.9563in" style:rel-column-width="9361*"/>
    </style:style>
    <style:style style:name="Table8.G" style:family="table-column">
      <style:table-column-properties style:column-width="0.9563in" style:rel-column-width="9365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G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note">
      <style:text-properties officeooo:rsid="0023ad84" officeooo:paragraph-rsid="0023ad84"/>
    </style:style>
    <style:style style:name="P2" style:family="paragraph" style:parent-style-name="Table_20_Contents">
      <style:paragraph-properties fo:text-align="start" style:justify-single-word="false"/>
      <style:text-properties style:font-size-asian="14pt"/>
    </style:style>
    <style:style style:name="P3" style:family="paragraph" style:parent-style-name="Table_20_Contents">
      <style:paragraph-properties fo:text-align="start" style:justify-single-word="false"/>
      <style:text-properties officeooo:paragraph-rsid="0025ac26" style:font-size-asian="14pt"/>
    </style:style>
    <style:style style:name="P4" style:family="paragraph" style:parent-style-name="Table_20_Contents">
      <style:paragraph-properties fo:text-align="start" style:justify-single-word="false"/>
      <style:text-properties officeooo:paragraph-rsid="00266ccb" style:font-size-asian="14pt"/>
    </style:style>
    <style:style style:name="P5" style:family="paragraph" style:parent-style-name="Table_20_Contents">
      <style:paragraph-properties fo:text-align="start" style:justify-single-word="false"/>
      <style:text-properties officeooo:rsid="0028c651" officeooo:paragraph-rsid="0028c651" style:font-size-asian="14pt"/>
    </style:style>
    <style:style style:name="P6" style:family="paragraph" style:parent-style-name="Table_20_Contents">
      <style:paragraph-properties fo:text-align="start" style:justify-single-word="false"/>
      <style:text-properties officeooo:rsid="0028c651" officeooo:paragraph-rsid="0029fb52" style:font-size-asian="14pt"/>
    </style:style>
    <style:style style:name="P7" style:family="paragraph" style:parent-style-name="Table_20_Contents">
      <style:paragraph-properties fo:text-align="start" style:justify-single-word="false"/>
      <style:text-properties officeooo:rsid="0029fb52" officeooo:paragraph-rsid="0029fb52" style:font-size-asian="14pt"/>
    </style:style>
    <style:style style:name="P8" style:family="paragraph" style:parent-style-name="Table_20_Contents">
      <style:paragraph-properties fo:text-align="start" style:justify-single-word="false"/>
      <style:text-properties officeooo:rsid="002a64ab" officeooo:paragraph-rsid="002a64ab" style:font-size-asian="14pt"/>
    </style:style>
    <style:style style:name="P9" style:family="paragraph" style:parent-style-name="Table_20_Contents">
      <style:paragraph-properties fo:text-align="start" style:justify-single-word="false"/>
      <style:text-properties officeooo:rsid="002b65b9" officeooo:paragraph-rsid="002b65b9" style:font-size-asian="14pt"/>
    </style:style>
    <style:style style:name="P10" style:family="paragraph" style:parent-style-name="Table_20_Contents">
      <style:paragraph-properties fo:text-align="start" style:justify-single-word="false"/>
      <style:text-properties officeooo:rsid="002c9c17" officeooo:paragraph-rsid="002c9c17" style:font-size-asian="14pt"/>
    </style:style>
    <style:style style:name="P11" style:family="paragraph" style:parent-style-name="Table_20_Contents">
      <style:paragraph-properties fo:text-align="start" style:justify-single-word="false"/>
      <style:text-properties officeooo:rsid="002c9c17" officeooo:paragraph-rsid="002f6bc5" style:font-size-asian="14pt"/>
    </style:style>
    <style:style style:name="P12" style:family="paragraph" style:parent-style-name="Table_20_Contents">
      <style:paragraph-properties fo:text-align="start" style:justify-single-word="false"/>
      <style:text-properties officeooo:rsid="002df2be" officeooo:paragraph-rsid="0029fb52" style:font-size-asian="14pt"/>
    </style:style>
    <style:style style:name="P13" style:family="paragraph" style:parent-style-name="Table_20_Contents">
      <style:paragraph-properties fo:text-align="start" style:justify-single-word="false"/>
      <style:text-properties officeooo:rsid="002df2be" officeooo:paragraph-rsid="002df2be" style:font-size-asian="14pt"/>
    </style:style>
    <style:style style:name="P14" style:family="paragraph" style:parent-style-name="Table_20_Contents">
      <style:paragraph-properties fo:text-align="start" style:justify-single-word="false"/>
      <style:text-properties officeooo:rsid="002df2be" officeooo:paragraph-rsid="0028c651" style:font-size-asian="14pt"/>
    </style:style>
    <style:style style:name="P15" style:family="paragraph" style:parent-style-name="Table_20_Contents">
      <style:paragraph-properties fo:text-align="start" style:justify-single-word="false"/>
      <style:text-properties officeooo:rsid="002f6bc5" officeooo:paragraph-rsid="002f6bc5" style:font-size-asian="14pt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23ad84" officeooo:paragraph-rsid="0023ad84" style:font-size-asian="14pt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style:font-size-asian="14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177a0c" style:font-size-asian="10.5pt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77a0c" officeooo:paragraph-rsid="001a275f" style:font-size-asian="10.5pt" style:font-weight-asian="bold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language="pt" fo:country="BR" fo:font-weight="bold" officeooo:rsid="00178923" officeooo:paragraph-rsid="00178923" style:font-size-asian="10.5pt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66ccb" style:font-size-asian="14pt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language="pt" fo:country="BR" officeooo:rsid="00177a0c" officeooo:paragraph-rsid="00177a0c" style:font-size-asian="10.5pt"/>
    </style:style>
    <style:style style:name="P27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style:font-size-asian="10.5pt"/>
    </style:style>
    <style:style style:name="P2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7a0c" style:font-size-asian="10.5pt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8923" style:font-size-asian="10.5pt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bedd8" style:font-size-asian="10.5pt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22525a" style:font-size-asian="10.5pt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8923" officeooo:paragraph-rsid="001bedd8" style:font-size-asian="10.5pt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22525a" officeooo:paragraph-rsid="0022525a" style:font-size-asian="14pt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4a4ea" officeooo:paragraph-rsid="0024a4ea" style:font-size-asian="14pt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5ac26" officeooo:paragraph-rsid="00266ccb" style:font-size-asian="14pt" style:font-weight-asian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66ccb" officeooo:paragraph-rsid="00266ccb" fo:background-color="#ffff66" style:font-size-asian="14pt" style:font-weight-asian="normal" style:font-weight-complex="normal"/>
    </style:style>
    <style:style style:name="P38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fo:background-color="#ffff00" style:font-size-asian="10.5pt"/>
    </style:style>
    <style:style style:name="P39" style:family="paragraph" style:parent-style-name="Standard">
      <style:paragraph-properties fo:line-height="150%" fo:text-align="start" style:justify-single-word="false"/>
      <style:text-properties fo:language="pt" fo:country="BR" officeooo:rsid="001a190f" officeooo:paragraph-rsid="001a190f"/>
    </style:style>
    <style:style style:name="P40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1a190f" officeooo:paragraph-rsid="00178923" style:font-size-asian="10.5p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2pt" fo:language="pt" fo:country="BR" fo:font-weight="bold" officeooo:rsid="00178923" officeooo:paragraph-rsid="00178923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font-size="12pt" fo:language="pt" fo:country="BR" fo:font-style="normal" fo:font-weight="normal" officeooo:rsid="0023ad84" officeooo:paragraph-rsid="0022525a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3ad8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fo:background-color="#ffff66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4a4ea" fo:background-color="transparent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5ac26" fo:background-color="transparent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66ccb" fo:background-color="transparent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fo:font-size="16pt" fo:language="pt" fo:country="BR" fo:font-weight="bold" officeooo:rsid="00177a0c" officeooo:paragraph-rsid="00177a0c" style:font-size-asian="16pt" style:font-weight-asian="bold" style:font-size-complex="16pt" style:font-weight-complex="bold"/>
    </style:style>
    <style:style style:name="P54" style:family="paragraph" style:parent-style-name="Standard">
      <style:paragraph-properties fo:line-height="150%" fo:text-align="center" style:justify-single-word="false"/>
      <style:text-properties style:font-name="Liberation Serif" fo:language="pt" fo:country="BR" fo:font-weight="normal" officeooo:rsid="0025ac26" officeooo:paragraph-rsid="00266ccb" style:font-size-asian="14pt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5ac2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66cc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font-size="14pt" fo:language="pt" fo:country="BR" fo:font-style="normal" fo:font-weight="bold" officeooo:rsid="001a190f" officeooo:paragraph-rsid="0022525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8923" officeooo:paragraph-rsid="0017892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7a0c" officeooo:paragraph-rsid="00177a0c" style:font-size-asian="10.5pt" style:font-weight-asian="bold" style:font-weight-complex="bold"/>
    </style:style>
    <style:style style:name="P60" style:family="paragraph" style:parent-style-name="Standard">
      <style:paragraph-properties fo:line-height="150%" fo:text-align="justify" style:justify-single-word="false" fo:break-before="page"/>
      <style:text-properties fo:font-size="14pt" fo:language="pt" fo:country="BR" fo:font-style="normal" fo:font-weight="bold" officeooo:rsid="001d6cf3" officeooo:paragraph-rsid="001d6cf3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22525a" style:font-size-asian="10.5pt" style:font-weight-asian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344d69" officeooo:paragraph-rsid="00344d69" style:font-size-asian="10.5pt" style:font-weight-asian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344d69" officeooo:paragraph-rsid="00354447" style:font-size-asian="10.5pt" style:font-weight-asian="normal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344d69" officeooo:paragraph-rsid="00356e01" style:font-size-asian="10.5pt" style:font-weight-asian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3735cf" officeooo:paragraph-rsid="003735cf" style:font-size-asian="10.5pt" style:font-weight-asian="normal" style:font-weight-complex="normal"/>
    </style:style>
    <style:style style:name="P67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a190f" officeooo:paragraph-rsid="001a190f"/>
    </style:style>
    <style:style style:name="P68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38c27a" style:font-size-asian="12pt" style:font-weight-asian="bold" style:font-size-complex="12pt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38c27a" style:font-size-asian="12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officeooo:rsid="0028c651" officeooo:paragraph-rsid="0029fb52" style:font-size-asian="14pt"/>
    </style:style>
    <style:style style:name="P72" style:family="paragraph" style:parent-style-name="Table_20_Contents">
      <style:paragraph-properties fo:text-align="start" style:justify-single-word="false"/>
      <style:text-properties officeooo:rsid="0028c651" officeooo:paragraph-rsid="002df2be" style:font-size-asian="14pt"/>
    </style:style>
    <style:style style:name="P73" style:family="paragraph" style:parent-style-name="Table_20_Contents">
      <style:paragraph-properties fo:text-align="start" style:justify-single-word="false"/>
      <style:text-properties officeooo:rsid="0028c651" officeooo:paragraph-rsid="002a64ab" style:font-size-asian="14pt"/>
    </style:style>
    <style:style style:name="P74" style:family="paragraph" style:parent-style-name="Table_20_Contents">
      <style:paragraph-properties fo:text-align="start" style:justify-single-word="false"/>
      <style:text-properties officeooo:rsid="0028c651" officeooo:paragraph-rsid="002b65b9" style:font-size-asian="14pt"/>
    </style:style>
    <style:style style:name="T1" style:family="text">
      <style:text-properties officeooo:rsid="00178923"/>
    </style:style>
    <style:style style:name="T2" style:family="text">
      <style:text-properties fo:font-variant="normal" fo:text-transform="none" fo:color="#222222" style:font-name="Arial" fo:letter-spacing="normal" fo:font-style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90f" style:font-style-asian="normal" style:font-style-complex="normal"/>
    </style:style>
    <style:style style:name="T6" style:family="text">
      <style:text-properties fo:font-style="normal" officeooo:rsid="00266ccb" style:font-style-asian="normal" style:font-style-complex="normal"/>
    </style:style>
    <style:style style:name="T7" style:family="text">
      <style:text-properties fo:font-style="normal" officeooo:rsid="00354447" style:font-style-asian="normal" style:font-style-complex="normal"/>
    </style:style>
    <style:style style:name="T8" style:family="text">
      <style:text-properties fo:font-style="normal" fo:font-weight="normal" officeooo:rsid="001a275f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190f" style:font-weight-asian="normal" style:font-weight-complex="normal"/>
    </style:style>
    <style:style style:name="T11" style:family="text">
      <style:text-properties fo:font-weight="normal" officeooo:rsid="00178923" style:font-weight-asian="normal" style:font-weight-complex="normal"/>
    </style:style>
    <style:style style:name="T12" style:family="text">
      <style:text-properties fo:font-weight="normal" officeooo:rsid="001a275f" style:font-weight-asian="normal" style:font-weight-complex="normal"/>
    </style:style>
    <style:style style:name="T13" style:family="text">
      <style:text-properties fo:font-weight="normal" style:font-size-asian="10.5pt" style:font-weight-asian="normal" style:font-weight-complex="normal"/>
    </style:style>
    <style:style style:name="T14" style:family="text">
      <style:text-properties fo:font-weight="normal" officeooo:rsid="0020d25d" style:font-size-asian="10.5pt" style:font-weight-asian="normal" style:font-weight-complex="normal"/>
    </style:style>
    <style:style style:name="T15" style:family="text">
      <style:text-properties fo:font-style="italic" officeooo:rsid="001a190f" style:font-style-asian="italic" style:font-style-complex="italic"/>
    </style:style>
    <style:style style:name="T16" style:family="text">
      <style:text-properties fo:font-style="italic" officeooo:rsid="001a275f" style:font-style-asian="italic" style:font-style-complex="italic"/>
    </style:style>
    <style:style style:name="T17" style:family="text">
      <style:text-properties fo:font-style="italic" officeooo:rsid="00178923" style:font-style-asian="italic" style:font-style-complex="italic"/>
    </style:style>
    <style:style style:name="T18" style:family="text">
      <style:text-properties fo:font-style="italic" fo:font-weight="normal" officeooo:rsid="001a275f" style:font-style-asian="italic" style:font-weight-asian="normal" style:font-style-complex="italic" style:font-weight-complex="normal"/>
    </style:style>
    <style:style style:name="T19" style:family="text">
      <style:text-properties officeooo:rsid="001a190f"/>
    </style:style>
    <style:style style:name="T20" style:family="text">
      <style:text-properties officeooo:rsid="001a275f"/>
    </style:style>
    <style:style style:name="T21" style:family="text">
      <style:text-properties officeooo:rsid="001f2327"/>
    </style:style>
    <style:style style:name="T22" style:family="text">
      <style:text-properties fo:font-size="14pt" fo:font-style="normal" fo:font-weight="bold" officeooo:rsid="001a190f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bold" officeooo:rsid="001d6cf3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1d6cf3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weight="bold" style:font-size-asian="10.5pt" style:font-weight-asian="bold" style:font-weight-complex="bold"/>
    </style:style>
    <style:style style:name="T26" style:family="text">
      <style:text-properties fo:font-size="14pt" fo:font-weight="bold" officeooo:rsid="0024a4ea" style:font-size-asian="10.5pt" style:font-weight-asian="bold" style:font-weight-complex="bold"/>
    </style:style>
    <style:style style:name="T27" style:family="text">
      <style:text-properties officeooo:rsid="0023ad84"/>
    </style:style>
    <style:style style:name="T28" style:family="text">
      <style:text-properties fo:font-size="12pt" fo:font-style="normal" style:font-style-asian="normal" style:font-size-complex="14pt" style:font-style-complex="normal"/>
    </style:style>
    <style:style style:name="T29" style:family="text">
      <style:text-properties fo:font-size="12pt" fo:font-style="normal" officeooo:rsid="001d6cf3" style:font-style-asian="normal" style:font-size-complex="14pt" style:font-style-complex="normal"/>
    </style:style>
    <style:style style:name="T30" style:family="text">
      <style:text-properties fo:font-size="12pt" fo:font-style="normal" officeooo:rsid="0023ad84" style:font-style-asian="normal" style:font-size-complex="14pt" style:font-style-complex="normal"/>
    </style:style>
    <style:style style:name="T31" style:family="text">
      <style:text-properties fo:font-size="12pt" fo:font-style="normal" officeooo:rsid="00266ccb" style:font-style-asian="normal" style:font-size-complex="14pt" style:font-style-complex="normal"/>
    </style:style>
    <style:style style:name="T32" style:family="text">
      <style:text-properties fo:font-size="12pt" fo:font-style="normal" officeooo:rsid="003280f2" style:font-style-asian="normal" style:font-size-complex="14pt" style:font-style-complex="normal"/>
    </style:style>
    <style:style style:name="T33" style:family="text">
      <style:text-properties fo:font-size="12pt" fo:font-style="normal" fo:background-color="transparent" loext:char-shading-value="0" style:font-style-asian="normal" style:font-size-complex="14pt" style:font-style-complex="normal"/>
    </style:style>
    <style:style style:name="T34" style:family="text">
      <style:text-properties fo:font-size="12pt" fo:font-style="normal" officeooo:rsid="00266ccb" fo:background-color="transparent" loext:char-shading-value="0" style:font-style-asian="normal" style:font-size-complex="14pt" style:font-style-complex="normal"/>
    </style:style>
    <style:style style:name="T35" style:family="text">
      <style:text-properties fo:font-size="12pt" fo:font-style="normal" officeooo:rsid="003280f2" fo:background-color="transparent" loext:char-shading-value="0" style:font-style-asian="normal" style:font-size-complex="14pt" style:font-style-complex="normal"/>
    </style:style>
    <style:style style:name="T36" style:family="text">
      <style:text-properties fo:font-size="12pt" fo:font-style="italic" fo:background-color="transparent" loext:char-shading-value="0" style:font-style-asian="italic" style:font-size-complex="14pt" style:font-style-complex="italic"/>
    </style:style>
    <style:style style:name="T37" style:family="text">
      <style:text-properties fo:font-size="12pt" fo:font-style="italic" style:font-style-asian="italic" style:font-size-complex="14pt" style:font-style-complex="italic"/>
    </style:style>
    <style:style style:name="T38" style:family="text">
      <style:text-properties fo:font-size="12pt" fo:font-style="italic" officeooo:rsid="00266ccb" style:font-style-asian="italic" style:font-size-complex="14pt" style:font-style-complex="italic"/>
    </style:style>
    <style:style style:name="T39" style:family="text">
      <style:text-properties officeooo:rsid="0028c651"/>
    </style:style>
    <style:style style:name="T40" style:family="text">
      <style:text-properties officeooo:rsid="0029fb52"/>
    </style:style>
    <style:style style:name="T41" style:family="text">
      <style:text-properties officeooo:rsid="0030d60c"/>
    </style:style>
    <style:style style:name="T42" style:family="text">
      <style:text-properties style:text-position="sub 58%" fo:font-style="normal" officeooo:rsid="00354447" style:font-style-asian="normal" style:font-style-complex="normal"/>
    </style:style>
    <style:style style:name="T43" style:family="text">
      <style:text-properties style:text-position="0% 100%" fo:font-style="normal" style:font-style-asian="normal" style:font-style-complex="normal"/>
    </style:style>
    <style:style style:name="T44" style:family="text">
      <style:text-properties style:text-position="0% 100%" fo:font-style="normal" officeooo:rsid="00354447" style:font-style-asian="normal" style:font-style-complex="normal"/>
    </style:style>
    <style:style style:name="T45" style:family="text">
      <style:text-properties style:text-position="0% 100%" fo:font-style="normal" officeooo:rsid="00356e01" style:font-style-asian="normal" style:font-style-complex="normal"/>
    </style:style>
    <style:style style:name="T46" style:family="text">
      <style:text-properties style:text-position="0% 100%" fo:font-style="normal" officeooo:rsid="00178923" style:font-style-asian="normal" style:font-style-complex="normal"/>
    </style:style>
    <style:style style:name="T47" style:family="text">
      <style:text-properties style:text-position="0% 100%" fo:font-style="normal" officeooo:rsid="0038c27a" style:font-style-asian="normal" style:font-style-complex="normal"/>
    </style:style>
    <style:style style:name="T48" style:family="text">
      <style:text-properties style:text-position="0% 100%" fo:font-style="italic" officeooo:rsid="00354447" style:font-style-asian="italic" style:font-style-complex="italic"/>
    </style:style>
    <style:style style:name="T49" style:family="text">
      <style:text-properties style:text-position="0% 100%" fo:font-style="italic" officeooo:rsid="00356e01" style:font-style-asian="italic" style:font-style-complex="italic"/>
    </style:style>
    <style:style style:name="T50" style:family="text">
      <style:text-properties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niversidade Federal do Espírito Santo</text:p>
      <text:p text:style-name="P26">Departamento de Informática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3"/>
      <text:p text:style-name="P53">Estudo Sobre a Influência do Reordenamento e Precondicionamento aplicados a Sistemas Esparsos de Grande Porte Utilizando Métodos Iterativos Não Estacionários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ésar Henrique Bernabé</text:p>
      <text:p text:style-name="P38">Josias Alexandre Menino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Vitória, 19 de junho de 2016</text:p>
      <text:p text:style-name="P59">1. Introdução</text:p>
      <text:p text:style-name="P23"><text:tab/><text:span text:style-name="T9">Métodos Iterativos são frequentemente usados para resolução de sistemas lineares em que o uso de Métodos Diretos torna-se desaconselhável por apresentar diversas limitações, principalmente limitações técnicas </text:span><text:span text:style-name="T11">e de tempo</text:span><text:span text:style-name="T9">. </text:span><text:span text:style-name="T10">Este trabalho apresenta um estudo sobre </text:span><text:span text:style-name="T12">técnicas de compactação e matrizes de precondicionamento aplicadas no processo de solução de </text:span><text:span text:style-name="T10">sistemas lineares </text:span><text:span text:style-name="T12">resolvidos através do Método Iterativo Não Estacionário conhecido como Método de Resíduo Mínimo Generalizado (</text:span><text:span text:style-name="T18">Generalized Minimal Residual Method – </text:span><text:span text:style-name="T8">GMRES)</text:span><text:span text:style-name="T12">.</text:span></text:p>
      <text:p text:style-name="P32"><text:tab/>As próximas seções deste trabalho são: </text:p>
      <text:list xml:id="list8727808791385861558" text:style-name="L1">
        <text:list-item>
          <text:p text:style-name="P61">Referencial Teórico, onde são abordados os métodos e técnicas usados neste estudo</text:p>
        </text:list-item>
        <text:list-item>
          <text:p text:style-name="P61">Experimentos Numéricos: onde são apresentados os testes de desempenho dos métodos apresentados.</text:p>
        </text:list-item>
        <text:list-item>
          <text:p text:style-name="P67"><text:span text:style-name="T13">Conclusão: onde são discutidos os resultados dos </text:span><text:span text:style-name="T14">experimentos</text:span><text:span text:style-name="T13"> realizados.</text:span></text:p>
        </text:list-item>
      </text:list>
      <text:p text:style-name="P32"/>
      <text:p text:style-name="P39"><text:span text:style-name="T25">2. Referencial Teórico</text:span><text:span text:style-name="T26">.</text:span></text:p>
      <text:p text:style-name="P28"><text:tab/>Métodos <text:span text:style-name="T20">Iterativos </text:span>Não Estacionários foram apresentados à computação científica muito recentemente se comparados ao tempo em que os Métodos Diretos foram elaborados. <text:span text:style-name="T1">Em geral, estes métodos mais modernos baseiam-se em algum tipo de processo de projeção de subespaço para encontrar a solução.</text:span></text:p>
      <text:p text:style-name="P30"><text:tab/><text:span text:style-name="T1">Este trabalho apresenta um estudo do Método GMRES, que possui a propriedade de minimizar a cada passo a norma de um vetor residual ao longo de um subespaço de Krylov (SAAD &amp; SCHULTZ, 1986). Este método, assim como todos os Métodos Não Estacionários, em alguns casos, pode ser ineficiente no quesito tempo de convergência, demandando um grande espaço de tempo para atingi-la. Por isso, introduz-se o uso de matrizes de pré-condicionamento do sistema linear. Essas matrizes têm por objetivo aplicar mudanças no sistema para transformá-lo num conjunto de equações equivalente porém com uma solução que pode ser obtida mais rapidamente do que a solução do sistema linear original (CARVALHO </text:span><text:span text:style-name="T17">et al</text:span><text:span text:style-name="T1">, 2008). </text:span></text:p>
      <text:p text:style-name="P33"><text:tab/>Neste estudo, será usado a matriz ILU de condicionamento. A matriz ILU é obtida a partir da fatoração da matriz original, onde A = LU – R, sendo A a matriz original, L é a matriz com elementos abaixo da diagonal principal de A, U é a matriz com elementos acima da diagonal principal de A (pelo menos L ou U deve conter a diagonal principal).</text:p>
      <text:p text:style-name="P31"><text:tab/><text:span text:style-name="T19">Além do uso de condicionadores, este trabalho usa de um artifício de compactação de matrizes esparsas chamado Linha Esparsa Comprimida (</text:span><text:span text:style-name="T15">Compressed Sparse Row</text:span><text:span text:style-name="T16"> – </text:span><text:span text:style-name="T5">CSR), onde a matriz original é substituída por três vetores, sejam eles AA, JA e IA, onde AA é o vetor contendo todos os elementos não nulos da matriz original, JA um vetor que armazena a posição (coluna) a </text:span><text:soft-page-break/><text:span text:style-name="T5">qual cada elemento não nulo pertence na matriz original e IA o vetor que armazena a posição (coluna) em que está localizado o primeiro elemento não nulo de cada linha da matriz original.</text:span></text:p>
      <text:p text:style-name="P31"><text:span text:style-name="T5"/></text:p>
      <text:p text:style-name="P63"><text:span text:style-name="T5">2.</text:span><text:span text:style-name="T4">1 Método GMRES</text:span></text:p>
      <text:p text:style-name="P64"><text:span text:style-name="T4"><text:tab/>Como mencionado na introdução dessa seção, o método GMRES consiste em gerar um vetor que minimaliza o resíduo || b – Ax || no subespaço de Krylov </text:span><text:span text:style-name="T7">(</text:span><text:span text:style-name="T44">K</text:span><text:span text:style-name="T42">m</text:span><text:span text:style-name="T44">)</text:span><text:span text:style-name="T4">. </text:span><text:span text:style-name="T7">A cada iteração, calcula-se X</text:span><text:span text:style-name="T42">k</text:span><text:span text:style-name="T44"> = X</text:span><text:span text:style-name="T42">0 </text:span><text:span text:style-name="T44"><text:s/>+ Y</text:span><text:span text:style-name="T42">k</text:span><text:span text:style-name="T44"> onde Y</text:span><text:span text:style-name="T42">k</text:span><text:span text:style-name="T44"> é a base ortonormal de K</text:span><text:span text:style-name="T42">m</text:span><text:span text:style-name="T44">. O processo de escolha do vetor Y</text:span><text:span text:style-name="T42">k</text:span><text:span text:style-name="T44"> é conhecido como escolha do espaço de restrições, onde são impostas condições para avançar no processo iterativo; em outras palavras, nesse processo é montado a base ortonormal (processo de Gram-Schmidt) para o K</text:span><text:span text:style-name="T42">m</text:span><text:span text:style-name="T44"> da próxima iteração.</text:span></text:p>
      <text:p text:style-name="P65"><text:span text:style-name="T44"><text:tab/>O método GMRES garante convergência em no máximo </text:span><text:span text:style-name="T48">n</text:span><text:span text:style-name="T44"> iterações, onde </text:span><text:span text:style-name="T48">n </text:span><text:span text:style-name="T44">é o tamanho da matriz A, porém, em casos em que </text:span><text:span text:style-name="T48">n </text:span><text:span text:style-name="T44">é muito grande, isso não será vantagem. Por isso, </text:span><text:span text:style-name="T45">foi proposta</text:span><text:span text:style-name="T44">, em 1986, uma versão chamada de reinicializada, GMRES(x), onde se produz uma base do subespaço de Krylov de tamanho </text:span><text:span text:style-name="T48">x</text:span><text:span text:style-name="T44">, e a partir dessa base resolve-se o problema de mínimos quadrados, e se o resíduo não for suficientemente pequeno, faz-se nova iteração </text:span><text:span text:style-name="T45">(</text:span><text:span text:style-name="T46">SAAD &amp; SCHULTZ </text:span><text:span text:style-name="T49">apud</text:span><text:span text:style-name="T45"> GONÇALEZ, 2005)</text:span><text:span text:style-name="T44">. Vale salientar que </text:span><text:span text:style-name="T48">x</text:span><text:span text:style-name="T44"> deve ser convenientemente escolhido de acordo com o problema a ser abordado, pois pode implicar na perca da convergência </text:span><text:span text:style-name="T45">(GONÇALEZ, 2005)</text:span><text:span text:style-name="T44">. </text:span></text:p>
      <text:p text:style-name="P65"><text:span text:style-name="T44"/></text:p>
      <text:p text:style-name="P66"><text:span text:style-name="T44">2.</text:span><text:span text:style-name="T43">2 Reordenamento RCM</text:span></text:p>
      <text:p text:style-name="P66"><text:span text:style-name="T43"><text:tab/>Em busca de atingir tempos menores de convergência para métodos iterativos, é comum o uso de matrizes precondicionadoras que tem por objetivo aplicar mudanças a matriz de coeficientes de modo a torná-la mais simples para obtenção de solução equivalente. O reordenamento de Cuthill Mckee (RCM) consiste em aplicar reordenamento a matrizes esparsas de modo a reduzir sua largura de banda. A heurística desse processo mais comumente utilizada é Reverse Cuthil Mckee, por apresentar boa qualidade de solução, baixo tempo de execução e facilidade de implementação. O processo consiste em fazer uma busca de largura no grafo que representa os indices da matriz esparsa e rotulá-los, invertendo a ordem de numeração ao fim do processo. É importante observar que a qualidade desse método depende da escolha do vértice inicial </text:span><text:span text:style-name="T47">(LUGON &amp; CATABRIGA, 2013)</text:span><text:span text:style-name="T43">. </text:span></text:p>
      <text:p text:style-name="P57"/>
      <text:p text:style-name="P31"><text:span text:style-name="T22">3. </text:span><text:span text:style-name="T23">Experimentos Numéricos</text:span></text:p>
      <text:p text:style-name="P34"><text:span text:style-name="T29"><text:tab/></text:span><text:span text:style-name="T28">As amostras para os testes são matrizes </text:span><text:span text:style-name="T30">esparsas obtidas no site MatrixMarket</text:span><text:span text:style-name="T24"><text:note text:id="ftn1" text:note-class="footnote"><text:note-citation>1</text:note-citation><text:note-body><text:p text:style-name="P1">http://math.nist.gov/MatrixMarket/</text:p></text:note-body></text:note></text:span><text:span text:style-name="T29">, </text:span><text:span text:style-name="T30">identificadas na Tabela 1:</text:span></text:p>
      <text:p text:style-name="P42"><text:soft-page-break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6">Matriz</text:p>
          </table:table-cell>
          <table:table-cell table:style-name="tabela1.A1" office:value-type="string">
            <text:p text:style-name="P17">Á<text:span text:style-name="T27">rea de Aplicação </text:span></text:p>
          </table:table-cell>
          <table:table-cell table:style-name="tabela1.A1" office:value-type="string">
            <text:p text:style-name="P16">Tamanho</text:p>
          </table:table-cell>
          <table:table-cell table:style-name="tabela1.D1" office:value-type="string">
            <text:p text:style-name="P16">Número de Elementos Não Nulos</text:p>
          </table:table-cell>
        </table:table-row>
        <table:table-row>
          <table:table-cell table:style-name="tabela1.A2" office:value-type="string">
            <text:p text:style-name="P16">rail_5177</text:p>
          </table:table-cell>
          <table:table-cell table:style-name="tabela1.A2" office:value-type="string">
            <text:p text:style-name="P16">Transferência de Calor</text:p>
          </table:table-cell>
          <table:table-cell table:style-name="tabela1.A2" office:value-type="string">
            <text:p text:style-name="P16">5177</text:p>
          </table:table-cell>
          <table:table-cell table:style-name="tabela1.D2" office:value-type="string">
            <text:p text:style-name="P16">35185</text:p>
          </table:table-cell>
        </table:table-row>
        <table:table-row>
          <table:table-cell table:style-name="tabela1.A2" office:value-type="string">
            <text:p text:style-name="P16">aft01</text:p>
          </table:table-cell>
          <table:table-cell table:style-name="tabela1.A2" office:value-type="string">
            <text:p text:style-name="P16">Problema de Acústica</text:p>
          </table:table-cell>
          <table:table-cell table:style-name="tabela1.A2" office:value-type="string">
            <text:p text:style-name="P16">8205</text:p>
          </table:table-cell>
          <table:table-cell table:style-name="tabela1.D2" office:value-type="string">
            <text:p text:style-name="P16">125567</text:p>
          </table:table-cell>
        </table:table-row>
        <table:table-row>
          <table:table-cell table:style-name="tabela1.A2" office:value-type="string">
            <text:p text:style-name="P16">FEM_3D_thermal1</text:p>
          </table:table-cell>
          <table:table-cell table:style-name="tabela1.A2" office:value-type="string">
            <text:p text:style-name="P16">Problema Térmico</text:p>
          </table:table-cell>
          <table:table-cell table:style-name="tabela1.A2" office:value-type="string">
            <text:p text:style-name="P16">17880</text:p>
          </table:table-cell>
          <table:table-cell table:style-name="tabela1.D2" office:value-type="string">
            <text:p text:style-name="P16">430740</text:p>
          </table:table-cell>
        </table:table-row>
        <table:table-row>
          <table:table-cell table:style-name="tabela1.A2" office:value-type="string">
            <text:p text:style-name="P16">Dubcova2</text:p>
          </table:table-cell>
          <table:table-cell table:style-name="tabela1.A2" office:value-type="string">
            <text:p text:style-name="P16">Problema 2D/3D</text:p>
          </table:table-cell>
          <table:table-cell table:style-name="tabela1.A2" office:value-type="string">
            <text:p text:style-name="P16">65025</text:p>
          </table:table-cell>
          <table:table-cell table:style-name="tabela1.D2" office:value-type="string">
            <text:p text:style-name="P16">1030225</text:p>
          </table:table-cell>
        </table:table-row>
      </table:table>
      <text:p text:style-name="P43">Tabela 1: Matrizes Utilizadas</text:p>
      <text:p text:style-name="P45"><text:tab/></text:p>
      <text:p text:style-name="P35"><text:span text:style-name="T28"><text:tab/>Os testes foram realizados em uma máquina com </text:span><text:span text:style-name="T32">Sistema Operacional Mac OS X El Capitan com processador Intel Core i5 de 1.3Ghz, memória RAM DDR3 de 4GB e Disco SSD </text:span><text:span text:style-name="T33">e são apresentados individualmente a seguir para cada matriz mencionada na Tabela 1. Todos os experimentos consideraram o método GMRES sem condicionamento e com condicionamento ILU, com e sem ordenamento RCM. Além disso, foram usados 20, 50 e 100 vetores na base de Krylov e número de níveis de </text:span><text:span text:style-name="T36">fill-in</text:span><text:span text:style-name="T33"> igual a 0 e a </text:span><text:span text:style-name="T35">10</text:span><text:span text:style-name="T33">.</text:span></text:p>
      <text:p text:style-name="P47"/>
      <text:p text:style-name="P49">3.1 Problema de Transferência de Calor (Matriz rail_5177)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18"/>
            <text:p text:style-name="P18">GMRES </text:p>
            <text:p text:style-name="P18">(sem precondicionamento)</text:p>
          </table:table-cell>
          <table:covered-table-cell/>
          <table:table-cell table:style-name="Table1.B1" table:number-columns-spanned="2" office:value-type="string">
            <text:p text:style-name="P18">GMRES + ILU(0)</text:p>
          </table:table-cell>
          <table:covered-table-cell/>
          <table:table-cell table:style-name="Table1.F1" table:number-columns-spanned="2" office:value-type="string">
            <text:p text:style-name="P18">GMRES + ILU(<text:span text:style-name="T39">10</text:span>)</text:p>
          </table:table-cell>
          <table:covered-table-cell/>
        </table:table-row>
        <table:table-row>
          <table:table-cell table:style-name="Table1.A4" office:value-type="string">
            <text:p text:style-name="P20">K</text:p>
          </table:table-cell>
          <table:table-cell table:style-name="Table1.B2" office:value-type="string">
            <text:p text:style-name="P20">Iterações</text:p>
          </table:table-cell>
          <table:table-cell table:style-name="Table1.C2" office:value-type="string">
            <text:p text:style-name="P20">Tempo</text:p>
          </table:table-cell>
          <table:table-cell table:style-name="Table1.D2" office:value-type="string">
            <text:p text:style-name="P20">Iterações</text:p>
          </table:table-cell>
          <table:table-cell table:style-name="Table1.E2" office:value-type="string">
            <text:p text:style-name="P20">Tempo</text:p>
          </table:table-cell>
          <table:table-cell table:style-name="Table1.F2" office:value-type="string">
            <text:p text:style-name="P20">Iterações</text:p>
          </table:table-cell>
          <table:table-cell table:style-name="Table1.G2" office:value-type="string">
            <text:p text:style-name="P20">Tempo</text:p>
          </table:table-cell>
        </table:table-row>
        <table:table-row>
          <table:table-cell table:style-name="Table1.A4" office:value-type="string">
            <text:p text:style-name="P20">20</text:p>
          </table:table-cell>
          <table:table-cell table:style-name="Table1.B3" office:value-type="string">
            <text:p text:style-name="P5">301</text:p>
          </table:table-cell>
          <table:table-cell table:style-name="Table1.C3" office:value-type="string">
            <text:p text:style-name="P10">3,974</text:p>
          </table:table-cell>
          <table:table-cell table:style-name="Table1.D3" office:value-type="string">
            <text:p text:style-name="P5">301</text:p>
          </table:table-cell>
          <table:table-cell table:style-name="Table1.E3" office:value-type="string">
            <text:p text:style-name="P10">5,637</text:p>
          </table:table-cell>
          <table:table-cell table:style-name="Table1.F3" office:value-type="string">
            <text:p text:style-name="P5">301</text:p>
          </table:table-cell>
          <table:table-cell table:style-name="Table1.G3" office:value-type="string">
            <text:p text:style-name="P10">7,660</text:p>
          </table:table-cell>
        </table:table-row>
        <table:table-row>
          <table:table-cell table:style-name="Table1.A4" office:value-type="string">
            <text:p text:style-name="P20">50</text:p>
          </table:table-cell>
          <table:table-cell table:style-name="Table1.B4" office:value-type="string">
            <text:p text:style-name="P5">301</text:p>
          </table:table-cell>
          <table:table-cell table:style-name="Table1.C4" office:value-type="string">
            <text:p text:style-name="P11">19.221</text:p>
          </table:table-cell>
          <table:table-cell table:style-name="Table1.D4" office:value-type="string">
            <text:p text:style-name="P5">301</text:p>
          </table:table-cell>
          <table:table-cell table:style-name="Table1.E4" office:value-type="string">
            <text:p text:style-name="P11">21,512</text:p>
          </table:table-cell>
          <table:table-cell table:style-name="Table1.F4" office:value-type="string">
            <text:p text:style-name="P5">295</text:p>
          </table:table-cell>
          <table:table-cell table:style-name="Table1.G4" office:value-type="string">
            <text:p text:style-name="P11">27,081</text:p>
          </table:table-cell>
        </table:table-row>
        <table:table-row>
          <table:table-cell table:style-name="Table1.A5" office:value-type="string">
            <text:p text:style-name="P20">100</text:p>
          </table:table-cell>
          <table:table-cell table:style-name="Table1.B5" office:value-type="string">
            <text:p text:style-name="P5">301</text:p>
          </table:table-cell>
          <table:table-cell table:style-name="Table1.C5" office:value-type="string">
            <text:p text:style-name="P15">63,791</text:p>
          </table:table-cell>
          <table:table-cell table:style-name="Table1.D5" office:value-type="string">
            <text:p text:style-name="P5">301</text:p>
          </table:table-cell>
          <table:table-cell table:style-name="Table1.E5" office:value-type="string">
            <text:p text:style-name="P15">73,623</text:p>
          </table:table-cell>
          <table:table-cell table:style-name="Table1.F5" office:value-type="string">
            <text:p text:style-name="P5">2</text:p>
          </table:table-cell>
          <table:table-cell table:style-name="Table1.G5" office:value-type="string">
            <text:p text:style-name="P15">0.567</text:p>
          </table:table-cell>
        </table:table-row>
      </table:table>
      <text:p text:style-name="P55">Tabela 2 – Matriz rail_5177 – Método GMRES sem ordenamento RCM </text:p>
      <text:p text:style-name="P55"/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G"/>
        <table:table-row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18"/>
            <text:p text:style-name="P18">GMRES </text:p>
            <text:p text:style-name="P18">(sem precondicionamento)</text:p>
          </table:table-cell>
          <table:covered-table-cell/>
          <table:table-cell table:style-name="Table2.B1" table:number-columns-spanned="2" office:value-type="string">
            <text:p text:style-name="P18">GMRES + ILU(0)</text:p>
          </table:table-cell>
          <table:covered-table-cell/>
          <table:table-cell table:style-name="Table2.F1" table:number-columns-spanned="2" office:value-type="string">
            <text:p text:style-name="P18">GMRES + ILU(<text:span text:style-name="T39">10</text:span>)</text:p>
          </table:table-cell>
          <table:covered-table-cell/>
        </table:table-row>
        <table:table-row>
          <table:table-cell table:style-name="Table2.A4" office:value-type="string">
            <text:p text:style-name="P20">K</text:p>
          </table:table-cell>
          <table:table-cell table:style-name="Table2.B2" office:value-type="string">
            <text:p text:style-name="P20">Iterações</text:p>
          </table:table-cell>
          <table:table-cell table:style-name="Table2.C2" office:value-type="string">
            <text:p text:style-name="P20">Tempo</text:p>
          </table:table-cell>
          <table:table-cell table:style-name="Table2.D2" office:value-type="string">
            <text:p text:style-name="P20">Iterações</text:p>
          </table:table-cell>
          <table:table-cell table:style-name="Table2.E2" office:value-type="string">
            <text:p text:style-name="P20">Tempo</text:p>
          </table:table-cell>
          <table:table-cell table:style-name="Table2.F2" office:value-type="string">
            <text:p text:style-name="P20">Iterações</text:p>
          </table:table-cell>
          <table:table-cell table:style-name="Table2.G2" office:value-type="string">
            <text:p text:style-name="P20">Tempo</text:p>
          </table:table-cell>
        </table:table-row>
        <table:table-row table:style-name="Table2.3">
          <table:table-cell table:style-name="Table2.A4" office:value-type="string">
            <text:p text:style-name="P20">20</text:p>
          </table:table-cell>
          <table:table-cell table:style-name="Table2.B3" office:value-type="string">
            <text:p text:style-name="P5">301</text:p>
          </table:table-cell>
          <table:table-cell table:style-name="Table2.B3" office:value-type="string">
            <text:p text:style-name="P5">3,6975</text:p>
          </table:table-cell>
          <table:table-cell table:style-name="Table2.D3" office:value-type="string">
            <text:p text:style-name="P5">301</text:p>
          </table:table-cell>
          <table:table-cell table:style-name="Table2.E3" office:value-type="string">
            <text:p text:style-name="P5">5,394</text:p>
          </table:table-cell>
          <table:table-cell table:style-name="Table2.F3" office:value-type="string">
            <text:p text:style-name="P5">301</text:p>
          </table:table-cell>
          <table:table-cell table:style-name="Table2.G3" office:value-type="string">
            <text:p text:style-name="P5">6.1385</text:p>
          </table:table-cell>
        </table:table-row>
        <table:table-row>
          <table:table-cell table:style-name="Table2.A4" office:value-type="string">
            <text:p text:style-name="P20">50</text:p>
          </table:table-cell>
          <table:table-cell table:style-name="Table2.B4" office:value-type="string">
            <text:p text:style-name="P5">301</text:p>
          </table:table-cell>
          <table:table-cell table:style-name="Table2.C4" office:value-type="string">
            <text:p text:style-name="P5">16,882</text:p>
          </table:table-cell>
          <table:table-cell table:style-name="Table2.D4" office:value-type="string">
            <text:p text:style-name="P5">301</text:p>
          </table:table-cell>
          <table:table-cell table:style-name="Table2.E4" office:value-type="string">
            <text:p text:style-name="P5">20.244</text:p>
          </table:table-cell>
          <table:table-cell table:style-name="Table2.F4" office:value-type="string">
            <text:p text:style-name="P5">110</text:p>
          </table:table-cell>
          <table:table-cell table:style-name="Table2.G4" office:value-type="string">
            <text:p text:style-name="P5">8.251</text:p>
          </table:table-cell>
        </table:table-row>
        <table:table-row table:style-name="Table2.3">
          <table:table-cell table:style-name="Table2.A5" office:value-type="string">
            <text:p text:style-name="P20">100</text:p>
          </table:table-cell>
          <table:table-cell table:style-name="Table2.B5" office:value-type="string">
            <text:p text:style-name="P5">301</text:p>
          </table:table-cell>
          <table:table-cell table:style-name="Table2.C5" office:value-type="string">
            <text:p text:style-name="P5">59.280</text:p>
          </table:table-cell>
          <table:table-cell table:style-name="Table2.D5" office:value-type="string">
            <text:p text:style-name="P5">73</text:p>
          </table:table-cell>
          <table:table-cell table:style-name="Table2.E5" office:value-type="string">
            <text:p text:style-name="P5">16.121</text:p>
          </table:table-cell>
          <table:table-cell table:style-name="Table2.F5" office:value-type="string">
            <text:p text:style-name="P14">2</text:p>
          </table:table-cell>
          <table:table-cell table:style-name="Table2.F5" office:value-type="string">
            <text:p text:style-name="P14">0.330</text:p>
          </table:table-cell>
        </table:table-row>
      </table:table>
      <text:p text:style-name="P55">Tabela 3 – Matriz rail_5177 – Método GMRES com ordenamento RCM </text:p>
      <text:p text:style-name="P43"><text:soft-page-break/></text:p>
      <text:p text:style-name="P36"><text:span text:style-name="T28"><text:tab/>Comparando os resultados mostrados nas tabelas 2 e 3, concluímos que os melhores valores de </text:span><text:span text:style-name="T37">k </text:span><text:span text:style-name="T28">e </text:span><text:span text:style-name="T37">p</text:span><text:span text:style-name="T28"> </text:span><text:span text:style-name="T31">para GMRES com condicionamento são X e Y, e para </text:span><text:span text:style-name="T6">GMRES sem condicionamento</text:span><text:span text:style-name="T31"> são X e Y, respectivamente. Esses resultados também são apresentados na Figura 1.</text:span></text:p>
      <text:p text:style-name="P46"/>
      <text:p text:style-name="P46"/>
      <text:p text:style-name="P48">[FIGURA1]</text:p>
      <text:p text:style-name="P46"/>
      <text:p text:style-name="P46"/>
      <text:p text:style-name="P25"><text:span text:style-name="T33">3.</text:span><text:span text:style-name="T34">2</text:span><text:span text:style-name="T33"> Problema </text:span><text:span text:style-name="T34">Acústica</text:span><text:span text:style-name="T33"> (Matriz </text:span><text:span text:style-name="T34">aft01</text:span><text:span text:style-name="T33">)</text:span></text:p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G"/>
        <table:table-row>
          <table:table-cell table:style-name="Table3.A1" office:value-type="string">
            <text:p text:style-name="P4"/>
          </table:table-cell>
          <table:table-cell table:style-name="Table3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3.B1" table:number-columns-spanned="2" office:value-type="string">
            <text:p text:style-name="P19">GMRES + ILU(0)</text:p>
          </table:table-cell>
          <table:covered-table-cell/>
          <table:table-cell table:style-name="Table3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3.A4" office:value-type="string">
            <text:p text:style-name="P21">K</text:p>
          </table:table-cell>
          <table:table-cell table:style-name="Table3.B2" office:value-type="string">
            <text:p text:style-name="P21">Iterações</text:p>
          </table:table-cell>
          <table:table-cell table:style-name="Table3.C2" office:value-type="string">
            <text:p text:style-name="P21">Tempo</text:p>
          </table:table-cell>
          <table:table-cell table:style-name="Table3.D2" office:value-type="string">
            <text:p text:style-name="P21">Iterações</text:p>
          </table:table-cell>
          <table:table-cell table:style-name="Table3.E2" office:value-type="string">
            <text:p text:style-name="P21">Tempo</text:p>
          </table:table-cell>
          <table:table-cell table:style-name="Table3.F2" office:value-type="string">
            <text:p text:style-name="P21">Iterações</text:p>
          </table:table-cell>
          <table:table-cell table:style-name="Table3.G2" office:value-type="string">
            <text:p text:style-name="P21">Tempo</text:p>
          </table:table-cell>
        </table:table-row>
        <table:table-row>
          <table:table-cell table:style-name="Table3.A4" office:value-type="string">
            <text:p text:style-name="P21">20</text:p>
          </table:table-cell>
          <table:table-cell table:style-name="Table3.B3" office:value-type="string">
            <text:p text:style-name="P7">301</text:p>
          </table:table-cell>
          <table:table-cell table:style-name="Table3.C3" office:value-type="string">
            <text:p text:style-name="P13">7,988</text:p>
          </table:table-cell>
          <table:table-cell table:style-name="Table3.D3" office:value-type="string">
            <text:p text:style-name="P7">22</text:p>
          </table:table-cell>
          <table:table-cell table:style-name="Table3.E3" office:value-type="string">
            <text:p text:style-name="P13">0.893</text:p>
          </table:table-cell>
          <table:table-cell table:style-name="Table3.F3" office:value-type="string">
            <text:p text:style-name="P7">5</text:p>
          </table:table-cell>
          <table:table-cell table:style-name="Table3.G3" office:value-type="string">
            <text:p text:style-name="P13">0.354</text:p>
          </table:table-cell>
        </table:table-row>
        <table:table-row table:style-name="Table3.4">
          <table:table-cell table:style-name="Table3.A4" office:value-type="string">
            <text:p text:style-name="P21">50</text:p>
          </table:table-cell>
          <table:table-cell table:style-name="Table3.B4" office:value-type="string">
            <text:p text:style-name="P7">301</text:p>
          </table:table-cell>
          <table:table-cell table:style-name="Table3.C4" office:value-type="string">
            <text:p text:style-name="P13">33.250</text:p>
          </table:table-cell>
          <table:table-cell table:style-name="Table3.D4" office:value-type="string">
            <text:p text:style-name="P7">5</text:p>
          </table:table-cell>
          <table:table-cell table:style-name="Table3.E4" office:value-type="string">
            <text:p text:style-name="P13">0.707</text:p>
          </table:table-cell>
          <table:table-cell table:style-name="Table3.F4" office:value-type="string">
            <text:p text:style-name="P12">1</text:p>
          </table:table-cell>
          <table:table-cell table:style-name="Table3.F4" office:value-type="string">
            <text:p text:style-name="P13">0.1925</text:p>
          </table:table-cell>
        </table:table-row>
        <table:table-row>
          <table:table-cell table:style-name="Table3.A5" office:value-type="string">
            <text:p text:style-name="P21">100</text:p>
          </table:table-cell>
          <table:table-cell table:style-name="Table3.B5" office:value-type="string">
            <text:p text:style-name="P7">301</text:p>
          </table:table-cell>
          <table:table-cell table:style-name="Table3.C5" office:value-type="string">
            <text:p text:style-name="P6">146,<text:span text:style-name="T40">657</text:span></text:p>
          </table:table-cell>
          <table:table-cell table:style-name="Table3.D5" office:value-type="string">
            <text:p text:style-name="P7">1</text:p>
          </table:table-cell>
          <table:table-cell table:style-name="Table3.E5" office:value-type="string">
            <text:p text:style-name="P6">146,<text:span text:style-name="T40">657</text:span></text:p>
          </table:table-cell>
          <table:table-cell table:style-name="Table3.F5" office:value-type="string">
            <text:p text:style-name="P7">1</text:p>
          </table:table-cell>
          <table:table-cell table:style-name="Table3.G5" office:value-type="string">
            <text:p text:style-name="P6">146,<text:span text:style-name="T40">657</text:span></text:p>
          </table:table-cell>
        </table:table-row>
      </table:table>
      <text:p text:style-name="P54"><text:span text:style-name="T33">Tabela </text:span><text:span text:style-name="T34">4</text:span><text:span text:style-name="T33"> – Matriz </text:span><text:span text:style-name="T34">aft01</text:span><text:span text:style-name="T33"> – Método GMRES sem ordenamento RCM </text:span></text:p>
      <text:p text:style-name="P56"/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C"/>
        <table:table-column table:style-name="Table4.G"/>
        <table:table-row>
          <table:table-cell table:style-name="Table4.A1" office:value-type="string">
            <text:p text:style-name="P4"/>
          </table:table-cell>
          <table:table-cell table:style-name="Table4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4.B1" table:number-columns-spanned="2" office:value-type="string">
            <text:p text:style-name="P19">GMRES + ILU(0)</text:p>
          </table:table-cell>
          <table:covered-table-cell/>
          <table:table-cell table:style-name="Table4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4.A4" office:value-type="string">
            <text:p text:style-name="P21">K</text:p>
          </table:table-cell>
          <table:table-cell table:style-name="Table4.B2" office:value-type="string">
            <text:p text:style-name="P21">Iterações</text:p>
          </table:table-cell>
          <table:table-cell table:style-name="Table4.C2" office:value-type="string">
            <text:p text:style-name="P21">Tempo</text:p>
          </table:table-cell>
          <table:table-cell table:style-name="Table4.D2" office:value-type="string">
            <text:p text:style-name="P21">Iterações</text:p>
          </table:table-cell>
          <table:table-cell table:style-name="Table4.E2" office:value-type="string">
            <text:p text:style-name="P21">Tempo</text:p>
          </table:table-cell>
          <table:table-cell table:style-name="Table4.F2" office:value-type="string">
            <text:p text:style-name="P21">Iterações</text:p>
          </table:table-cell>
          <table:table-cell table:style-name="Table4.G2" office:value-type="string">
            <text:p text:style-name="P21">Tempo</text:p>
          </table:table-cell>
        </table:table-row>
        <table:table-row table:style-name="Table4.3">
          <table:table-cell table:style-name="Table4.A4" office:value-type="string">
            <text:p text:style-name="P21">20</text:p>
          </table:table-cell>
          <table:table-cell table:style-name="Table4.B3" office:value-type="string">
            <text:p text:style-name="P6">301</text:p>
          </table:table-cell>
          <table:table-cell table:style-name="Table4.B3" office:value-type="string">
            <text:p text:style-name="P6">7,498</text:p>
          </table:table-cell>
          <table:table-cell table:style-name="Table4.D3" office:value-type="string">
            <text:p text:style-name="P7">26</text:p>
          </table:table-cell>
          <table:table-cell table:style-name="Table4.E3" office:value-type="string">
            <text:p text:style-name="P7">1,048</text:p>
          </table:table-cell>
          <table:table-cell table:style-name="Table4.F3" office:value-type="string">
            <text:p text:style-name="P7">6</text:p>
          </table:table-cell>
          <table:table-cell table:style-name="Table4.G3" office:value-type="string">
            <text:p text:style-name="P7">0.394</text:p>
          </table:table-cell>
        </table:table-row>
        <table:table-row>
          <table:table-cell table:style-name="Table4.A4" office:value-type="string">
            <text:p text:style-name="P21">50</text:p>
          </table:table-cell>
          <table:table-cell table:style-name="Table4.B4" office:value-type="string">
            <text:p text:style-name="P7">301</text:p>
          </table:table-cell>
          <table:table-cell table:style-name="Table4.C4" office:value-type="string">
            <text:p text:style-name="P7">30.273</text:p>
          </table:table-cell>
          <table:table-cell table:style-name="Table4.D4" office:value-type="string">
            <text:p text:style-name="P7">6</text:p>
          </table:table-cell>
          <table:table-cell table:style-name="Table4.E4" office:value-type="string">
            <text:p text:style-name="P7">0.885</text:p>
          </table:table-cell>
          <table:table-cell table:style-name="Table4.F4" office:value-type="string">
            <text:p text:style-name="P7">1</text:p>
          </table:table-cell>
          <table:table-cell table:style-name="Table4.G4" office:value-type="string">
            <text:p text:style-name="P7">0.270</text:p>
          </table:table-cell>
        </table:table-row>
        <table:table-row table:style-name="Table4.3">
          <table:table-cell table:style-name="Table4.A5" office:value-type="string">
            <text:p text:style-name="P21">100</text:p>
          </table:table-cell>
          <table:table-cell table:style-name="Table4.B5" office:value-type="string">
            <text:p text:style-name="P7">301</text:p>
          </table:table-cell>
          <table:table-cell table:style-name="Table4.C5" office:value-type="string">
            <text:p text:style-name="P7">109.263</text:p>
          </table:table-cell>
          <table:table-cell table:style-name="Table4.B3" office:value-type="string">
            <text:p text:style-name="P6">1</text:p>
          </table:table-cell>
          <table:table-cell table:style-name="Table4.B3" office:value-type="string">
            <text:p text:style-name="P6">0.500</text:p>
          </table:table-cell>
          <table:table-cell table:style-name="Table4.F5" office:value-type="string">
            <text:p text:style-name="P7">1</text:p>
          </table:table-cell>
          <table:table-cell table:style-name="Table4.G5" office:value-type="string">
            <text:p text:style-name="P7">0.257</text:p>
          </table:table-cell>
        </table:table-row>
      </table:table>
      <text:p text:style-name="P54"><text:span text:style-name="T33">Tabela </text:span><text:span text:style-name="T34">5</text:span><text:span text:style-name="T33"> – Matriz </text:span><text:span text:style-name="T34">aft01</text:span><text:span text:style-name="T33"> – Método GMRES com ordenamento RCM </text:span></text:p>
      <text:p text:style-name="P44"/>
      <text:p text:style-name="P36"><text:span text:style-name="T31"><text:tab/>Comparando os resultados mostrados nas tabelas 4 e 5, concluímos que os melhores valores de </text:span><text:span text:style-name="T38">k </text:span><text:span text:style-name="T31">e </text:span><text:span text:style-name="T38">p</text:span><text:span text:style-name="T31"> para GMRES com condicionamento são X e Y, e para GMRES sem condicionamento são X e Y, respectivamente. Esses resultados também são apresentados na Figura 2.</text:span></text:p>
      <text:p text:style-name="P46"/>
      <text:p text:style-name="P37"><text:span text:style-name="T31">[</text:span><text:span text:style-name="T28">FIGURA2]</text:span></text:p>
      <text:p text:style-name="P46"/>
      <text:p text:style-name="P25"><text:soft-page-break/><text:span text:style-name="T33">3.1 Problema </text:span><text:span text:style-name="T34">Térmico</text:span><text:span text:style-name="T33"> (Matriz </text:span><text:span text:style-name="T34">FEM_3D_thermal1</text:span><text:span text:style-name="T33">)</text:span></text:p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C"/>
        <table:table-column table:style-name="Table5.G"/>
        <table:table-row>
          <table:table-cell table:style-name="Table5.A1" office:value-type="string">
            <text:p text:style-name="P4"/>
          </table:table-cell>
          <table:table-cell table:style-name="Table5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5.B1" table:number-columns-spanned="2" office:value-type="string">
            <text:p text:style-name="P19">GMRES + ILU(0)</text:p>
          </table:table-cell>
          <table:covered-table-cell/>
          <table:table-cell table:style-name="Table5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5.A4" office:value-type="string">
            <text:p text:style-name="P21">K</text:p>
          </table:table-cell>
          <table:table-cell table:style-name="Table5.B2" office:value-type="string">
            <text:p text:style-name="P21">Iterações</text:p>
          </table:table-cell>
          <table:table-cell table:style-name="Table5.C2" office:value-type="string">
            <text:p text:style-name="P21">Tempo</text:p>
          </table:table-cell>
          <table:table-cell table:style-name="Table5.D2" office:value-type="string">
            <text:p text:style-name="P21">Iterações</text:p>
          </table:table-cell>
          <table:table-cell table:style-name="Table5.E2" office:value-type="string">
            <text:p text:style-name="P21">Tempo</text:p>
          </table:table-cell>
          <table:table-cell table:style-name="Table5.F2" office:value-type="string">
            <text:p text:style-name="P21">Iterações</text:p>
          </table:table-cell>
          <table:table-cell table:style-name="Table5.G2" office:value-type="string">
            <text:p text:style-name="P21">Tempo</text:p>
          </table:table-cell>
        </table:table-row>
        <table:table-row table:style-name="Table5.3">
          <table:table-cell table:style-name="Table5.A4" office:value-type="string">
            <text:p text:style-name="P21">20</text:p>
          </table:table-cell>
          <table:table-cell table:style-name="Table5.B3" office:value-type="string">
            <text:p text:style-name="P72">15</text:p>
          </table:table-cell>
          <table:table-cell table:style-name="Table5.B3" office:value-type="string">
            <text:p text:style-name="P72">1.106</text:p>
          </table:table-cell>
          <table:table-cell table:style-name="Table5.D3" office:value-type="string">
            <text:p text:style-name="P13">1</text:p>
          </table:table-cell>
          <table:table-cell table:style-name="Table5.E3" office:value-type="string">
            <text:p text:style-name="P13">0.218</text:p>
          </table:table-cell>
          <table:table-cell table:style-name="Table5.F3" office:value-type="string">
            <text:p text:style-name="P13">1</text:p>
          </table:table-cell>
          <table:table-cell table:style-name="Table5.G3" office:value-type="string">
            <text:p text:style-name="P13">1.370</text:p>
          </table:table-cell>
        </table:table-row>
        <table:table-row table:style-name="Table5.3">
          <table:table-cell table:style-name="Table5.A4" office:value-type="string">
            <text:p text:style-name="P21">50</text:p>
          </table:table-cell>
          <table:table-cell table:style-name="Table5.B4" office:value-type="string">
            <text:p text:style-name="P13">5</text:p>
          </table:table-cell>
          <table:table-cell table:style-name="Table5.C4" office:value-type="string">
            <text:p text:style-name="P13">1.207</text:p>
          </table:table-cell>
          <table:table-cell table:style-name="Table5.D4" office:value-type="string">
            <text:p text:style-name="P13">1</text:p>
          </table:table-cell>
          <table:table-cell table:style-name="Table5.E4" office:value-type="string">
            <text:p text:style-name="P13">0.155</text:p>
          </table:table-cell>
          <table:table-cell table:style-name="Table5.B3" office:value-type="string">
            <text:p text:style-name="P72">1</text:p>
          </table:table-cell>
          <table:table-cell table:style-name="Table5.B3" office:value-type="string">
            <text:p text:style-name="P72">1.140</text:p>
          </table:table-cell>
        </table:table-row>
        <table:table-row>
          <table:table-cell table:style-name="Table5.A5" office:value-type="string">
            <text:p text:style-name="P21">100</text:p>
          </table:table-cell>
          <table:table-cell table:style-name="Table5.B5" office:value-type="string">
            <text:p text:style-name="P13">2</text:p>
          </table:table-cell>
          <table:table-cell table:style-name="Table5.C5" office:value-type="string">
            <text:p text:style-name="P13">1.820</text:p>
          </table:table-cell>
          <table:table-cell table:style-name="Table5.D5" office:value-type="string">
            <text:p text:style-name="P13">1</text:p>
          </table:table-cell>
          <table:table-cell table:style-name="Table5.E5" office:value-type="string">
            <text:p text:style-name="P13">0.154</text:p>
          </table:table-cell>
          <table:table-cell table:style-name="Table5.F5" office:value-type="string">
            <text:p text:style-name="P13">1</text:p>
          </table:table-cell>
          <table:table-cell table:style-name="Table5.G5" office:value-type="string">
            <text:p text:style-name="P13">1.152</text:p>
          </table:table-cell>
        </table:table-row>
      </table:table>
      <text:p text:style-name="P54"><text:span text:style-name="T33">Tabela </text:span><text:span text:style-name="T34">6</text:span><text:span text:style-name="T33"> – Matriz </text:span><text:span text:style-name="T34">FEM_3D_thermal1</text:span><text:span text:style-name="T33"> – Método GMRES sem ordenamento RCM </text:span></text:p>
      <text:p text:style-name="P56"/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C"/>
        <table:table-column table:style-name="Table6.G"/>
        <table:table-row>
          <table:table-cell table:style-name="Table6.A1" office:value-type="string">
            <text:p text:style-name="P4"/>
          </table:table-cell>
          <table:table-cell table:style-name="Table6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6.B1" table:number-columns-spanned="2" office:value-type="string">
            <text:p text:style-name="P19">GMRES + ILU(0)</text:p>
          </table:table-cell>
          <table:covered-table-cell/>
          <table:table-cell table:style-name="Table6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6.A4" office:value-type="string">
            <text:p text:style-name="P21">K</text:p>
          </table:table-cell>
          <table:table-cell table:style-name="Table6.B2" office:value-type="string">
            <text:p text:style-name="P21">Iterações</text:p>
          </table:table-cell>
          <table:table-cell table:style-name="Table6.C2" office:value-type="string">
            <text:p text:style-name="P21">Tempo</text:p>
          </table:table-cell>
          <table:table-cell table:style-name="Table6.D2" office:value-type="string">
            <text:p text:style-name="P21">Iterações</text:p>
          </table:table-cell>
          <table:table-cell table:style-name="Table6.E2" office:value-type="string">
            <text:p text:style-name="P21">Tempo</text:p>
          </table:table-cell>
          <table:table-cell table:style-name="Table6.F2" office:value-type="string">
            <text:p text:style-name="P21">Iterações</text:p>
          </table:table-cell>
          <table:table-cell table:style-name="Table6.G2" office:value-type="string">
            <text:p text:style-name="P21">Tempo</text:p>
          </table:table-cell>
        </table:table-row>
        <table:table-row>
          <table:table-cell table:style-name="Table6.A4" office:value-type="string">
            <text:p text:style-name="P21">20</text:p>
          </table:table-cell>
          <table:table-cell table:style-name="Table6.B3" office:value-type="string">
            <text:p text:style-name="P8">15</text:p>
          </table:table-cell>
          <table:table-cell table:style-name="Table6.C3" office:value-type="string">
            <text:p text:style-name="P8">1.297</text:p>
          </table:table-cell>
          <table:table-cell table:style-name="Table6.D3" office:value-type="string">
            <text:p text:style-name="P8">1</text:p>
          </table:table-cell>
          <table:table-cell table:style-name="Table6.E3" office:value-type="string">
            <text:p text:style-name="P8">0.445</text:p>
          </table:table-cell>
          <table:table-cell table:style-name="Table6.F3" office:value-type="string">
            <text:p text:style-name="P8">1</text:p>
          </table:table-cell>
          <table:table-cell table:style-name="Table6.G3" office:value-type="string">
            <text:p text:style-name="P8">1.368</text:p>
          </table:table-cell>
        </table:table-row>
        <table:table-row>
          <table:table-cell table:style-name="Table6.A4" office:value-type="string">
            <text:p text:style-name="P21">50</text:p>
          </table:table-cell>
          <table:table-cell table:style-name="Table6.B4" office:value-type="string">
            <text:p text:style-name="P8">5</text:p>
          </table:table-cell>
          <table:table-cell table:style-name="Table6.C4" office:value-type="string">
            <text:p text:style-name="P8">1.396</text:p>
          </table:table-cell>
          <table:table-cell table:style-name="Table6.D4" office:value-type="string">
            <text:p text:style-name="P8">1</text:p>
          </table:table-cell>
          <table:table-cell table:style-name="Table6.E4" office:value-type="string">
            <text:p text:style-name="P8">0.403</text:p>
          </table:table-cell>
          <table:table-cell table:style-name="Table6.F4" office:value-type="string">
            <text:p text:style-name="P8">1</text:p>
          </table:table-cell>
          <table:table-cell table:style-name="Table6.G4" office:value-type="string">
            <text:p text:style-name="P8">1.288</text:p>
          </table:table-cell>
        </table:table-row>
        <table:table-row>
          <table:table-cell table:style-name="Table6.A5" office:value-type="string">
            <text:p text:style-name="P21">100</text:p>
          </table:table-cell>
          <table:table-cell table:style-name="Table6.B5" office:value-type="string">
            <text:p text:style-name="P8">2</text:p>
          </table:table-cell>
          <table:table-cell table:style-name="Table6.C5" office:value-type="string">
            <text:p text:style-name="P8">1.851</text:p>
          </table:table-cell>
          <table:table-cell table:style-name="Table6.D5" office:value-type="string">
            <text:p text:style-name="P8">1</text:p>
          </table:table-cell>
          <table:table-cell table:style-name="Table6.E5" office:value-type="string">
            <text:p text:style-name="P8">0.431</text:p>
          </table:table-cell>
          <table:table-cell table:style-name="Table6.F5" office:value-type="string">
            <text:p text:style-name="P8">1</text:p>
          </table:table-cell>
          <table:table-cell table:style-name="Table6.G5" office:value-type="string">
            <text:p text:style-name="P8">1.287</text:p>
          </table:table-cell>
        </table:table-row>
      </table:table>
      <text:p text:style-name="P54"><text:span text:style-name="T33">Tabela </text:span><text:span text:style-name="T34">7</text:span><text:span text:style-name="T33"> – Matriz </text:span><text:span text:style-name="T34">FEM_3D_thermal1</text:span><text:span text:style-name="T33"> – Método GMRES com ordenamento RCM </text:span></text:p>
      <text:p text:style-name="P44"/>
      <text:p text:style-name="P36"><text:span text:style-name="T31"><text:tab/>Comparando os resultados mostrados nas tabelas 2 e 3, concluímos que os melhores valores de </text:span><text:span text:style-name="T38">k </text:span><text:span text:style-name="T31">e </text:span><text:span text:style-name="T38">p</text:span><text:span text:style-name="T31"> para GMRES com condicionamento são X e Y, e para GMRES sem condicionamento são X e Y, respectivamente. Esses resultados também são apresentados na Figura 3.</text:span></text:p>
      <text:p text:style-name="P46"/>
      <text:p text:style-name="P48">[FIGURA3]</text:p>
      <text:p text:style-name="P46"/>
      <text:p text:style-name="P46"/>
      <text:p text:style-name="P25"><text:span text:style-name="T33">3.1 Problema </text:span><text:span text:style-name="T34">2D/3D</text:span><text:span text:style-name="T33"> (Matriz </text:span><text:span text:style-name="T34">Dubcova2</text:span><text:span text:style-name="T33">)</text:span></text:p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C"/>
        <table:table-column table:style-name="Table7.G"/>
        <table:table-row>
          <table:table-cell table:style-name="Table7.A1" office:value-type="string">
            <text:p text:style-name="P4"/>
          </table:table-cell>
          <table:table-cell table:style-name="Table7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7.B1" table:number-columns-spanned="2" office:value-type="string">
            <text:p text:style-name="P19">GMRES + ILU(0)</text:p>
          </table:table-cell>
          <table:covered-table-cell/>
          <table:table-cell table:style-name="Table7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7.A4" office:value-type="string">
            <text:p text:style-name="P21">K</text:p>
          </table:table-cell>
          <table:table-cell table:style-name="Table7.B2" office:value-type="string">
            <text:p text:style-name="P21">Iterações</text:p>
          </table:table-cell>
          <table:table-cell table:style-name="Table7.C2" office:value-type="string">
            <text:p text:style-name="P21">Tempo</text:p>
          </table:table-cell>
          <table:table-cell table:style-name="Table7.D2" office:value-type="string">
            <text:p text:style-name="P21">Iterações</text:p>
          </table:table-cell>
          <table:table-cell table:style-name="Table7.E2" office:value-type="string">
            <text:p text:style-name="P21">Tempo</text:p>
          </table:table-cell>
          <table:table-cell table:style-name="Table7.F2" office:value-type="string">
            <text:p text:style-name="P21">Iterações</text:p>
          </table:table-cell>
          <table:table-cell table:style-name="Table7.G2" office:value-type="string">
            <text:p text:style-name="P21">Tempo</text:p>
          </table:table-cell>
        </table:table-row>
        <table:table-row>
          <table:table-cell table:style-name="Table7.A4" office:value-type="string">
            <text:p text:style-name="P21">20</text:p>
          </table:table-cell>
          <table:table-cell table:style-name="Table7.B3" office:value-type="string">
            <text:p text:style-name="P9">74</text:p>
          </table:table-cell>
          <table:table-cell table:style-name="Table7.C3" office:value-type="string">
            <text:p text:style-name="P9">15.438</text:p>
          </table:table-cell>
          <table:table-cell table:style-name="Table7.D3" office:value-type="string">
            <text:p text:style-name="P9">19</text:p>
          </table:table-cell>
          <table:table-cell table:style-name="Table7.E3" office:value-type="string">
            <text:p text:style-name="P9">6.785</text:p>
          </table:table-cell>
          <table:table-cell table:style-name="Table7.F3" office:value-type="string">
            <text:p text:style-name="P9">4</text:p>
          </table:table-cell>
          <table:table-cell table:style-name="Table7.G3" office:value-type="string">
            <text:p text:style-name="P9">9.375</text:p>
          </table:table-cell>
        </table:table-row>
        <table:table-row>
          <table:table-cell table:style-name="Table7.A4" office:value-type="string">
            <text:p text:style-name="P21">50</text:p>
          </table:table-cell>
          <table:table-cell table:style-name="Table7.B4" office:value-type="string">
            <text:p text:style-name="P9">16</text:p>
          </table:table-cell>
          <table:table-cell table:style-name="Table7.C4" office:value-type="string">
            <text:p text:style-name="P9">13.196</text:p>
          </table:table-cell>
          <table:table-cell table:style-name="Table7.D4" office:value-type="string">
            <text:p text:style-name="P9">4</text:p>
          </table:table-cell>
          <table:table-cell table:style-name="Table7.E4" office:value-type="string">
            <text:p text:style-name="P9">4.776</text:p>
          </table:table-cell>
          <table:table-cell table:style-name="Table7.F4" office:value-type="string">
            <text:p text:style-name="P9">1</text:p>
          </table:table-cell>
          <table:table-cell table:style-name="Table7.G4" office:value-type="string">
            <text:p text:style-name="P9">8.886</text:p>
          </table:table-cell>
        </table:table-row>
        <text:soft-page-break/>
        <table:table-row table:style-name="Table7.5">
          <table:table-cell table:style-name="Table7.A5" office:value-type="string">
            <text:p text:style-name="P21">100</text:p>
          </table:table-cell>
          <table:table-cell table:style-name="Table7.B5" office:value-type="string">
            <text:p text:style-name="P74">4</text:p>
          </table:table-cell>
          <table:table-cell table:style-name="Table7.B5" office:value-type="string">
            <text:p text:style-name="P74">9.962</text:p>
          </table:table-cell>
          <table:table-cell table:style-name="Table7.D5" office:value-type="string">
            <text:p text:style-name="P9">2</text:p>
          </table:table-cell>
          <table:table-cell table:style-name="Table7.E5" office:value-type="string">
            <text:p text:style-name="P9">4.476</text:p>
          </table:table-cell>
          <table:table-cell table:style-name="Table7.F5" office:value-type="string">
            <text:p text:style-name="P9">1</text:p>
          </table:table-cell>
          <table:table-cell table:style-name="Table7.G5" office:value-type="string">
            <text:p text:style-name="P9">9.016</text:p>
          </table:table-cell>
        </table:table-row>
      </table:table>
      <text:p text:style-name="P54"><text:span text:style-name="T33">Tabela </text:span><text:span text:style-name="T34">8</text:span><text:span text:style-name="T33"> – Matriz </text:span><text:span text:style-name="T34">Dubcova2</text:span><text:span text:style-name="T33"> – Método GMRES sem ordenamento RCM </text:span></text:p>
      <text:p text:style-name="P56"/>
      <text:p text:style-name="P5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C"/>
        <table:table-column table:style-name="Table8.G"/>
        <table:table-row>
          <table:table-cell table:style-name="Table8.A1" office:value-type="string">
            <text:p text:style-name="P4"/>
          </table:table-cell>
          <table:table-cell table:style-name="Table8.B1" table:number-columns-spanned="2" office:value-type="string">
            <text:p text:style-name="P19"/>
            <text:p text:style-name="P19">GMRES </text:p>
            <text:p text:style-name="P19">(sem precondicionamento)</text:p>
          </table:table-cell>
          <table:covered-table-cell/>
          <table:table-cell table:style-name="Table8.B1" table:number-columns-spanned="2" office:value-type="string">
            <text:p text:style-name="P19">GMRES + ILU(0)</text:p>
          </table:table-cell>
          <table:covered-table-cell/>
          <table:table-cell table:style-name="Table8.F1" table:number-columns-spanned="2" office:value-type="string">
            <text:p text:style-name="P19">GMRES + ILU(<text:span text:style-name="T41">10</text:span>)</text:p>
          </table:table-cell>
          <table:covered-table-cell/>
        </table:table-row>
        <table:table-row>
          <table:table-cell table:style-name="Table8.A4" office:value-type="string">
            <text:p text:style-name="P21">K</text:p>
          </table:table-cell>
          <table:table-cell table:style-name="Table8.B2" office:value-type="string">
            <text:p text:style-name="P21">Iterações</text:p>
          </table:table-cell>
          <table:table-cell table:style-name="Table8.C2" office:value-type="string">
            <text:p text:style-name="P21">Tempo</text:p>
          </table:table-cell>
          <table:table-cell table:style-name="Table8.D2" office:value-type="string">
            <text:p text:style-name="P21">Iterações</text:p>
          </table:table-cell>
          <table:table-cell table:style-name="Table8.E2" office:value-type="string">
            <text:p text:style-name="P21">Tempo</text:p>
          </table:table-cell>
          <table:table-cell table:style-name="Table8.F2" office:value-type="string">
            <text:p text:style-name="P21">Iterações</text:p>
          </table:table-cell>
          <table:table-cell table:style-name="Table8.G2" office:value-type="string">
            <text:p text:style-name="P21">Tempo</text:p>
          </table:table-cell>
        </table:table-row>
        <table:table-row>
          <table:table-cell table:style-name="Table8.A4" office:value-type="string">
            <text:p text:style-name="P21">20</text:p>
          </table:table-cell>
          <table:table-cell table:style-name="Table8.B3" office:value-type="string">
            <text:p text:style-name="P8">74</text:p>
          </table:table-cell>
          <table:table-cell table:style-name="Table8.C3" office:value-type="string">
            <text:p text:style-name="P8">17.700</text:p>
          </table:table-cell>
          <table:table-cell table:style-name="Table8.D3" office:value-type="string">
            <text:p text:style-name="P8">7</text:p>
          </table:table-cell>
          <table:table-cell table:style-name="Table8.E3" office:value-type="string">
            <text:p text:style-name="P8">3.875</text:p>
          </table:table-cell>
          <table:table-cell table:style-name="Table8.F3" office:value-type="string">
            <text:p text:style-name="P8">3</text:p>
          </table:table-cell>
          <table:table-cell table:style-name="Table8.G3" office:value-type="string">
            <text:p text:style-name="P8">2.909</text:p>
          </table:table-cell>
        </table:table-row>
        <table:table-row table:style-name="Table8.4">
          <table:table-cell table:style-name="Table8.A4" office:value-type="string">
            <text:p text:style-name="P21">50</text:p>
          </table:table-cell>
          <table:table-cell table:style-name="Table8.B4" office:value-type="string">
            <text:p text:style-name="P8">16</text:p>
          </table:table-cell>
          <table:table-cell table:style-name="Table8.C4" office:value-type="string">
            <text:p text:style-name="P8">14.402</text:p>
          </table:table-cell>
          <table:table-cell table:style-name="Table8.D4" office:value-type="string">
            <text:p text:style-name="P73">2</text:p>
          </table:table-cell>
          <table:table-cell table:style-name="Table8.D4" office:value-type="string">
            <text:p text:style-name="P73">3.611</text:p>
          </table:table-cell>
          <table:table-cell table:style-name="Table8.F4" office:value-type="string">
            <text:p text:style-name="P8">1</text:p>
          </table:table-cell>
          <table:table-cell table:style-name="Table8.G4" office:value-type="string">
            <text:p text:style-name="P8">2.921</text:p>
          </table:table-cell>
        </table:table-row>
        <table:table-row>
          <table:table-cell table:style-name="Table8.A5" office:value-type="string">
            <text:p text:style-name="P21">100</text:p>
          </table:table-cell>
          <table:table-cell table:style-name="Table8.B5" office:value-type="string">
            <text:p text:style-name="P8">4</text:p>
          </table:table-cell>
          <table:table-cell table:style-name="Table8.C5" office:value-type="string">
            <text:p text:style-name="P8">11.191</text:p>
          </table:table-cell>
          <table:table-cell table:style-name="Table8.D5" office:value-type="string">
            <text:p text:style-name="P8">1</text:p>
          </table:table-cell>
          <table:table-cell table:style-name="Table8.E5" office:value-type="string">
            <text:p text:style-name="P8">4.014</text:p>
          </table:table-cell>
          <table:table-cell table:style-name="Table8.F5" office:value-type="string">
            <text:p text:style-name="P8">1</text:p>
          </table:table-cell>
          <table:table-cell table:style-name="Table8.G5" office:value-type="string">
            <text:p text:style-name="P8">2.831</text:p>
          </table:table-cell>
        </table:table-row>
      </table:table>
      <text:p text:style-name="P54"><text:span text:style-name="T33">Tabela </text:span><text:span text:style-name="T34">9</text:span><text:span text:style-name="T33"> – Matriz </text:span><text:span text:style-name="T34">Dubcova2</text:span><text:span text:style-name="T33"> – Método GMRES com ordenamento RCM </text:span></text:p>
      <text:p text:style-name="P44"/>
      <text:p text:style-name="P36"><text:span text:style-name="T31"><text:tab/>Comparando os resultados mostrados nas tabelas 2 e 3, concluímos que os melhores valores de </text:span><text:span text:style-name="T38">k </text:span><text:span text:style-name="T31">e </text:span><text:span text:style-name="T38">p</text:span><text:span text:style-name="T31"> para GMRES com condicionamento são X e Y, e para GMRES sem condicionamento são X e Y, respectivamente. Esses resultados também são apresentados na Figura 4.</text:span></text:p>
      <text:p text:style-name="P46"/>
      <text:p text:style-name="P48">[FIGURA4]</text:p>
      <text:p text:style-name="P60">4. Conclusões</text:p>
      <text:p text:style-name="P40"><text:tab/></text:p>
      <text:p text:style-name="P29"><text:tab/></text:p>
      <text:p text:style-name="P58"><text:span text:style-name="T21">5. </text:span>Referências</text:p>
      <text:p text:style-name="P24"/>
      <text:p text:style-name="P52">CARVALHO, Luiz Mariano; FORTES, Wagner R.; MANGIAVACCHI, Norberto. Precondicionadores e solucionadores para problemas de reservatório.</text:p>
      <text:p text:style-name="P52"/>
      <text:p text:style-name="P69">GONÇALEZ, Tífani Teixeira. Algoritmos adaptativos para o método GMRES (m). 2005.</text:p>
      <text:p text:style-name="P69"/>
      <text:p text:style-name="P70"><text:span text:style-name="T50">LUGON, Brenno; CATABRIGA, Lucia. Algoritmos de reordenamento de matrizes esparsas aplicados a precondicionadores ILU (p).</text:span></text:p>
      <text:p text:style-name="P70"><text:span text:style-name="T50"/></text:p>
      <text:p text:style-name="P41"><text:span text:style-name="T3">SAAD, Youcef; SCHULTZ, Martin H. GMRES: A generalized minimal residual algorithm for solving nonsymmetric linear systems. </text:span><text:span text:style-name="T2">SIAM Journal on scientific and statistical computing</text:span><text:span text:style-name="T3">, v. 7, n. 3, p. 856-869, 1986.</text:span></text:p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5:27:33.015678000</meta:creation-date>
    <dc:date>2016-06-21T21:00:01.185536000</dc:date>
    <meta:editing-duration>PT1H38M22S</meta:editing-duration>
    <meta:editing-cycles>21</meta:editing-cycles>
    <meta:generator>LibreOffice/5.1.3.2$MacOSX_X86_64 LibreOffice_project/644e4637d1d8544fd9f56425bd6cec110e49301b</meta:generator>
    <meta:document-statistic meta:table-count="9" meta:image-count="0" meta:object-count="0" meta:page-count="9" meta:paragraph-count="332" meta:word-count="1591" meta:character-count="9636" meta:non-whitespace-character-count="8316"/>
  </office:meta>
</office:document-meta>
</file>